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6.6mm"/>
    </style:style>
    <style:style style:name="co2" style:family="table-column">
      <style:table-column-properties fo:break-before="auto" style:column-width="81.23mm"/>
    </style:style>
    <style:style style:name="co3" style:family="table-column">
      <style:table-column-properties fo:break-before="auto" style:column-width="118.4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Source Code Pro" fo:font-size="8.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.5pt" style:language-asian="en" style:country-asian="US" style:font-style-asian="normal" style:font-weight-asian="bold" style:font-size-complex="8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Source Code Pro" fo:font-size="8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.5pt" style:language-asian="en" style:country-asian="US" style:font-style-asian="normal" style:font-weight-asian="normal" style:font-size-complex="8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Source Code Pro" fo:font-size="8.5pt" fo:language="en" fo:country="US" fo:text-shadow="none" style:text-underline-style="none" style:text-underline-mode="continuous" style:text-overline-mode="continuous" style:text-line-through-mode="continuous" style:font-name-asian="Source Code Pro" style:font-size-asian="8.5pt" style:language-asian="en" style:country-asian="US" style:font-name-complex="Source Code Pro" style:font-size-complex="8.5pt" style:language-complex="en" style:country-complex="US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Source Code Pro" fo:font-size="8.5pt" fo:language="en" fo:country="US" fo:text-shadow="none" style:text-underline-style="none" style:text-underline-mode="continuous" style:text-overline-mode="continuous" style:text-line-through-mode="continuous" style:font-size-asian="8.5pt" style:language-asian="en" style:country-asian="US" style:font-size-complex="8.5pt" style:language-complex="en" style:country-complex="US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Source Code Pro" fo:font-size="8.5pt" fo:language="en" fo:country="US" fo:font-style="normal" fo:text-shadow="none" style:text-underline-style="none" style:text-underline-mode="continuous" style:text-overline-mode="continuous" style:text-line-through-mode="continuous" style:font-name-asian="Source Code Pro" style:font-size-asian="8.5pt" style:language-asian="en" style:country-asian="US" style:font-style-asian="normal" style:font-name-complex="Source Code Pro" style:font-size-complex="8.5pt" style:language-complex="en" style:country-complex="US" style:font-style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Source Code Pro" fo:font-size="8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Code Pro" style:font-size-asian="8.5pt" style:language-asian="en" style:country-asian="US" style:font-style-asian="normal" style:font-weight-asian="normal" style:font-name-complex="Source Code Pro" style:font-size-complex="8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/>
    </style:style>
    <style:style style:name="ce10" style:family="table-cell" style:parent-style-name="Default">
      <style:text-properties fo:color="#000000"/>
    </style:style>
    <style:style style:name="ce11" style:family="table-cell" style:parent-style-name="Default">
      <style:table-cell-properties style:vertical-align="middle"/>
      <style:text-properties fo:color="#00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fo:font-weight="normal" style:font-weight-asian="normal" style:font-weight-complex="normal"/>
    </style:style>
    <style:style style:name="ce14" style:family="table-cell" style:parent-style-name="Default">
      <style:text-properties fo:color="#000000" style:text-outline="false" style:text-line-through-style="none" style:text-line-through-type="none" style:font-name="Source Code Pro" fo:font-size="8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.5pt" style:language-asian="en" style:country-asian="US" style:font-style-asian="normal" style:font-weight-asian="normal" style:font-size-complex="8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color="#000000" style:font-name="Liberation Sans" style:font-name-asian="Noto Sans CJK SC Regular" style:font-name-complex="FreeSans"/>
    </style:style>
    <style:style style:name="ce16" style:family="table-cell" style:parent-style-name="Default">
      <style:text-properties fo:color="#000000" style:text-outline="false" style:text-line-through-style="none" style:text-line-through-type="none" style:font-name="Source Code Pro" fo:font-size="8.5pt" fo:language="en" fo:country="US" fo:text-shadow="none" style:text-underline-style="none" fo:font-weight="normal" style:text-underline-mode="continuous" style:text-overline-mode="continuous" style:text-line-through-mode="continuous" style:font-name-asian="Source Code Pro" style:font-size-asian="8.5pt" style:language-asian="en" style:country-asian="US" style:font-weight-asian="normal" style:font-name-complex="Source Code Pro" style:font-size-complex="8.5pt" style:language-complex="en" style:country-complex="US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color="#000000" style:text-outline="false" style:text-line-through-style="none" style:text-line-through-type="none" style:font-name="Source Code Pro" fo:font-size="8.5pt" fo:language="en" fo:country="US" fo:text-shadow="none" style:text-underline-style="none" fo:font-weight="normal" style:text-underline-mode="continuous" style:text-overline-mode="continuous" style:text-line-through-mode="continuous" style:font-size-asian="8.5pt" style:language-asian="en" style:country-asian="US" style:font-weight-asian="normal" style:font-size-complex="8.5pt" style:language-complex="en" style:country-complex="US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fo:color="#000000" style:text-outline="false" style:text-line-through-style="none" style:text-line-through-type="none" style:font-name="Source Code Pro" fo:font-size="8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Code Pro" style:font-size-asian="8.5pt" style:language-asian="en" style:country-asian="US" style:font-style-asian="normal" style:font-weight-asian="normal" style:font-name-complex="Source Code Pro" style:font-size-complex="8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fo:color="#000000" style:text-outline="false" style:text-line-through-style="none" style:text-line-through-type="none" style:font-name="Source Code Pro" fo:font-size="8.5pt" fo:language="en" fo:country="US" fo:text-shadow="none" style:text-underline-style="none" style:text-underline-mode="continuous" style:text-overline-mode="continuous" style:text-line-through-mode="continuous" style:font-size-asian="8.5pt" style:language-asian="en" style:country-asian="US" style:font-size-complex="8.5pt" style:language-complex="en" style:country-complex="US" style:text-emphasize="none" style:font-relief="none" style:text-overline-style="none" style:text-overline-color="font-color"/>
    </style:style>
    <style:style style:name="T1" style:family="text">
      <style:text-properties style:font-size-asian="8.5pt" style:font-style-complex="normal" style:font-name-complex="Source Code Pro" style:font-name="Source Code Pro" fo:font-size="8.5pt" fo:font-weight="bold" fo:font-style="normal" style:font-name-asian="Source Code Pro" style:font-size-complex="8.5pt" style:font-weight-asian="bold" style:font-weight-complex="bold" style:font-style-asian="normal" fo:color="#cc7832"/>
    </style:style>
    <style:style style:name="T2" style:family="text">
      <style:text-properties style:font-size-asian="8.5pt" style:font-style-complex="normal" style:font-name-complex="Source Code Pro" style:font-name="Source Code Pro" fo:font-size="8.5pt" fo:font-style="normal" style:font-name-asian="Source Code Pro" style:font-size-complex="8.5pt" style:font-style-asian="normal" style:font-weight-complex="normal" style:font-weight-asian="normal" fo:color="#a9b7c6" fo:font-weight="normal"/>
    </style:style>
    <style:style style:name="T3" style:family="text">
      <style:text-properties style:font-size-asian="8.5pt" style:font-name-complex="Source Code Pro" style:font-name="Source Code Pro" fo:font-size="8.5pt" style:font-name-asian="Source Code Pro" style:font-size-complex="8.5pt" style:font-weight-complex="normal" style:font-weight-asian="normal" fo:font-weight="normal" fo:color="#9876aa" style:font-style-complex="italic" style:font-style-asian="italic" fo:font-style="italic"/>
    </style:style>
    <style:style style:name="T4" style:family="text">
      <style:text-properties style:font-size-asian="8.5pt" style:font-name-complex="Source Code Pro" style:font-name="Source Code Pro" fo:font-size="8.5pt" style:font-name-asian="Source Code Pro" style:font-size-complex="8.5pt" style:font-weight-complex="normal" style:font-weight-asian="normal" fo:font-weight="normal" fo:color="#cc7832" fo:font-style="normal" style:font-style-complex="normal" style:font-style-asian="normal"/>
    </style:style>
    <style:style style:name="T5" style:family="text">
      <style:text-properties style:font-size-asian="8.5pt" style:font-name-complex="Source Code Pro" style:font-name="Source Code Pro" fo:font-size="8.5pt" style:font-name-asian="Source Code Pro" style:font-size-complex="8.5pt" style:font-weight-complex="normal" style:font-weight-asian="normal" fo:font-weight="normal" fo:color="#9876aa" fo:font-style="italic" style:font-style-asian="italic" style:font-style-complex="italic"/>
    </style:style>
    <style:style style:name="T6" style:family="text">
      <style:text-properties style:font-size-asian="8.5pt" style:font-name-complex="Source Code Pro" style:font-name="Source Code Pro" fo:font-size="8.5pt" style:font-name-asian="Source Code Pro" style:font-size-complex="8.5pt" style:font-weight-complex="normal" style:font-weight-asian="normal" fo:font-weight="normal" fo:color="#a9b7c6" fo:font-style="normal" style:font-style-asian="normal" style:font-style-complex="normal"/>
    </style:style>
    <style:style style:name="T7" style:family="text">
      <style:text-properties style:font-size-asian="8.5pt" style:font-name-complex="Source Code Pro" style:font-name="Source Code Pro" fo:font-size="8.5pt" style:font-name-asian="Source Code Pro" style:font-size-complex="8.5pt" style:font-weight-complex="normal" style:font-weight-asian="normal" fo:font-weight="normal" fo:font-style="normal" style:font-style-asian="normal" style:font-style-complex="normal" fo:color="#b9bcd1"/>
    </style:style>
    <style:style style:name="T8" style:family="text">
      <style:text-properties style:font-size-asian="8.5pt" style:font-name-complex="Source Code Pro" style:font-name="Source Code Pro" fo:font-size="8.5pt" style:font-name-asian="Source Code Pro" style:font-size-complex="8.5pt" style:font-weight-complex="normal" style:font-weight-asian="normal" fo:font-weight="normal" fo:font-style="normal" style:font-style-asian="normal" style:font-style-complex="normal" fo:color="#cc7832"/>
    </style:style>
    <style:style style:name="T9" style:family="text">
      <style:text-properties fo:color="#cc7832" fo:font-style="normal" style:font-weight-asian="bold" fo:font-size="8.5pt" style:font-size-asian="8.5pt" style:font-name-complex="Source Code Pro" style:font-name="Source Code Pro" style:font-style-complex="normal" style:font-style-asian="normal" style:font-size-complex="8.5pt" style:font-name-asian="Source Code Pro" style:font-weight-complex="bold" fo:font-weight="bold"/>
    </style:style>
    <style:style style:name="T10" style:family="text">
      <style:text-properties fo:font-style="normal" fo:font-size="8.5pt" style:font-size-asian="8.5pt" style:font-name-complex="Source Code Pro" style:font-name="Source Code Pro" style:font-style-complex="normal" style:font-style-asian="normal" style:font-size-complex="8.5pt" style:font-name-asian="Source Code Pro" style:font-weight-complex="normal" fo:color="#b5b6e3" style:font-weight-asian="normal" fo:font-weight="normal"/>
    </style:style>
    <style:style style:name="T11" style:family="text">
      <style:text-properties fo:font-style="normal" fo:font-size="8.5pt" style:font-size-asian="8.5pt" style:font-name-complex="Source Code Pro" style:font-name="Source Code Pro" style:font-style-complex="normal" style:font-style-asian="normal" style:font-size-complex="8.5pt" style:font-name-asian="Source Code Pro" style:font-weight-complex="normal" style:font-weight-asian="normal" fo:font-weight="normal" fo:color="#a9b7c6"/>
    </style:style>
    <style:style style:name="T12" style:family="text">
      <style:text-properties fo:font-style="normal" fo:font-size="8.5pt" style:font-size-asian="8.5pt" style:font-name-complex="Source Code Pro" style:font-name="Source Code Pro" style:font-style-complex="normal" style:font-style-asian="normal" style:font-size-complex="8.5pt" style:font-name-asian="Source Code Pro" style:font-weight-complex="normal" style:font-weight-asian="normal" fo:font-weight="normal" fo:color="#b9bcd1"/>
    </style:style>
    <style:style style:name="T13" style:family="text">
      <style:text-properties fo:font-style="normal" fo:font-size="8.5pt" style:font-size-asian="8.5pt" style:font-name-complex="Source Code Pro" style:font-name="Source Code Pro" style:font-style-complex="normal" style:font-style-asian="normal" style:font-size-complex="8.5pt" style:font-name-asian="Source Code Pro" style:font-weight-complex="normal" style:font-weight-asian="normal" fo:font-weight="normal" fo:color="#9373a5"/>
    </style:style>
    <style:style style:name="T14" style:family="text">
      <style:text-properties fo:font-style="normal" fo:font-size="8.5pt" style:font-size-asian="8.5pt" style:font-name-complex="Source Code Pro" style:font-name="Source Code Pro" style:font-style-complex="normal" style:font-style-asian="normal" style:font-size-complex="8.5pt" style:font-name-asian="Source Code Pro" style:font-weight-complex="normal" style:font-weight-asian="normal" fo:font-weight="normal" fo:color="#cc7832"/>
    </style:style>
    <style:style style:name="T15" style:family="text">
      <style:text-properties fo:font-style="normal" fo:font-size="8.5pt" style:font-size-asian="8.5pt" style:font-name-complex="Source Code Pro" style:font-name="Source Code Pro" style:font-style-complex="normal" style:font-style-asian="normal" style:font-size-complex="8.5pt" style:font-name-asian="Source Code Pro" fo:color="#cc7832" fo:font-weight="bold" style:font-weight-complex="bold" style:font-weight-asian="bold"/>
    </style:style>
    <style:style style:name="T16" style:family="text">
      <style:text-properties fo:font-style="normal" fo:font-size="8.5pt" style:font-size-asian="8.5pt" style:font-name-complex="Source Code Pro" style:font-name="Source Code Pro" style:font-style-complex="normal" style:font-style-asian="normal" style:font-size-complex="8.5pt" style:font-name-asian="Source Code Pro" fo:color="#9373a5" style:font-weight-complex="normal" fo:font-weight="normal" style:font-weight-asian="normal"/>
    </style:style>
    <style:style style:name="T17" style:family="text">
      <style:text-properties fo:font-style="normal" fo:font-size="8.5pt" style:font-size-asian="8.5pt" style:font-name-complex="Source Code Pro" style:font-name="Source Code Pro" style:font-style-complex="normal" style:font-style-asian="normal" style:font-size-complex="8.5pt" style:font-name-asian="Source Code Pro" style:font-weight-complex="normal" fo:font-weight="normal" style:font-weight-asian="normal" fo:color="#cc7832"/>
    </style:style>
    <style:style style:name="T18" style:family="text">
      <style:text-properties fo:font-style="normal" fo:font-size="8.5pt" style:font-size-asian="8.5pt" style:font-name-complex="Source Code Pro" style:font-name="Source Code Pro" style:font-style-complex="normal" style:font-style-asian="normal" style:font-size-complex="8.5pt" style:font-name-asian="Source Code Pro" style:font-weight-complex="normal" fo:font-weight="normal" style:font-weight-asian="normal" fo:color="#b9bcd1"/>
    </style:style>
    <style:style style:name="T19" style:family="text">
      <style:text-properties fo:font-style="normal" fo:font-size="8.5pt" style:font-size-asian="8.5pt" style:font-name-complex="Source Code Pro" style:font-name="Source Code Pro" style:font-style-complex="normal" style:font-style-asian="normal" style:font-size-complex="8.5pt" style:font-name-asian="Source Code Pro" style:font-weight-complex="normal" fo:font-weight="normal" style:font-weight-asian="normal" fo:color="#9373a5"/>
    </style:style>
    <style:style style:name="T20" style:family="text">
      <style:text-properties fo:font-style="normal" fo:font-size="8.5pt" style:font-size-asian="8.5pt" style:font-name-complex="Source Code Pro" style:font-name="Source Code Pro" style:font-style-complex="normal" style:font-style-asian="normal" style:font-size-complex="8.5pt" style:font-name-asian="Source Code Pro" style:font-weight-complex="normal" fo:font-weight="normal" style:font-weight-asian="normal" fo:color="#908b25"/>
    </style:style>
    <style:style style:name="T21" style:family="text">
      <style:text-properties fo:font-style="normal" fo:font-size="8.5pt" style:font-size-asian="8.5pt" style:font-name-complex="Source Code Pro" style:font-name="Source Code Pro" style:font-style-complex="normal" style:font-style-asian="normal" style:font-size-complex="8.5pt" style:font-name-asian="Source Code Pro" style:font-weight-complex="normal" fo:font-weight="normal" style:font-weight-asian="normal" fo:color="#a9b7c6"/>
    </style:style>
    <style:style style:name="T22" style:family="text">
      <style:text-properties style:font-weight-asian="bold" style:font-weight-complex="bold"/>
    </style:style>
    <style:style style:name="T23" style:family="text">
      <style:text-properties style:font-name-asian="Noto Sans CJK SC Regular" style:font-name-complex="FreeSans"/>
    </style:style>
    <style:style style:name="T24" style:family="text">
      <style:text-properties fo:color="#a9b7c6" style:font-name="Source Code Pro" style:font-style-asian="normal" style:font-weight-complex="normal" style:font-weight-asian="normal" style:font-size-complex="8.5pt" style:font-size-asian="8.5pt" style:font-name-complex="Source Code Pro" style:font-name-asian="Source Code Pro" fo:font-style="normal" fo:font-weight="normal" fo:font-size="8.5pt" style:font-style-complex="normal"/>
    </style:style>
    <style:style style:name="T25" style:family="text">
      <style:text-properties style:font-name="Source Code Pro" style:font-style-asian="normal" style:font-weight-complex="normal" style:font-weight-asian="normal" style:font-size-complex="8.5pt" style:font-size-asian="8.5pt" style:font-name-complex="Source Code Pro" style:font-name-asian="Source Code Pro" fo:font-style="normal" fo:font-weight="normal" fo:font-size="8.5pt" style:font-style-complex="normal"/>
    </style:style>
    <style:style style:name="T26" style:family="text">
      <style:text-properties style:font-name="Source Code Pro" style:font-style-asian="normal" style:font-weight-complex="normal" style:font-weight-asian="normal" style:font-size-complex="8.5pt" style:font-size-asian="8.5pt" style:font-name-complex="Source Code Pro" style:font-name-asian="Source Code Pro" fo:font-style="normal" fo:font-weight="normal" fo:font-size="8.5pt" style:font-style-complex="normal" fo:color="#cc7832"/>
    </style:style>
    <style:style style:name="T27" style:family="text">
      <style:text-properties style:font-name="Source Code Pro" style:font-weight-complex="normal" style:font-weight-asian="normal" style:font-size-complex="8.5pt" style:font-size-asian="8.5pt" style:font-name-complex="Source Code Pro" style:font-name-asian="Source Code Pro" fo:font-weight="normal" fo:font-size="8.5pt" fo:color="#9876aa" fo:font-style="italic" style:font-style-asian="italic" style:font-style-complex="italic"/>
    </style:style>
    <style:style style:name="T28" style:family="text">
      <style:text-properties style:font-name="Source Code Pro" style:font-weight-complex="normal" style:font-weight-asian="normal" style:font-size-complex="8.5pt" style:font-size-asian="8.5pt" style:font-name-complex="Source Code Pro" style:font-name-asian="Source Code Pro" fo:font-weight="normal" fo:font-size="8.5pt" fo:color="#a9b7c6" fo:font-style="normal" style:font-style-asian="normal" style:font-style-complex="normal"/>
    </style:style>
    <style:style style:name="T29" style:family="text">
      <style:text-properties style:font-name="Source Code Pro" style:font-weight-complex="normal" style:font-weight-asian="normal" style:font-size-complex="8.5pt" style:font-size-asian="8.5pt" style:font-name-complex="Source Code Pro" style:font-name-asian="Source Code Pro" fo:font-weight="normal" fo:font-size="8.5pt" fo:font-style="normal" style:font-style-asian="normal" style:font-style-complex="normal" fo:color="#cc7832"/>
    </style:style>
    <style:style style:name="T30" style:family="text">
      <style:text-properties style:font-name="Source Code Pro" fo:font-size="8.5pt" fo:font-weight="normal" fo:font-style="normal" style:font-name-asian="Source Code Pro" style:font-name-complex="Source Code Pro" style:font-size-asian="8.5pt" style:font-size-complex="8.5pt" style:font-weight-asian="normal" style:font-weight-complex="normal" style:font-style-asian="normal" style:font-style-complex="normal"/>
    </style:style>
    <style:style style:name="T31" style:family="text">
      <style:text-properties style:font-name="Source Code Pro" style:font-style-complex="normal" style:font-style-asian="normal" style:font-weight-complex="normal" style:font-weight-asian="normal" style:font-size-complex="8.5pt" style:font-size-asian="8.5pt" style:font-name-complex="Source Code Pro" style:font-name-asian="Source Code Pro" fo:font-style="normal" fo:font-weight="normal" fo:font-size="8.5pt"/>
    </style:style>
    <style:style style:name="T32" style:family="text">
      <style:text-properties style:font-style-complex="normal" style:font-style-asian="normal" style:font-weight-complex="normal" style:font-weight-asian="normal" style:font-size-complex="8.5pt" style:font-size-asian="8.5pt" style:font-name-complex="Source Code Pro" style:font-name-asian="Source Code Pro" fo:font-style="normal" fo:font-weight="normal" fo:font-size="8.5pt" style:font-name="Source Code Pro"/>
    </style:style>
  </office:automatic-styles>
  <office:body>
    <office:spreadsheet>
      <table:calculation-settings table:automatic-find-labels="false"/>
      <table:table table:name="List1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number-columns-repeated="1021" table:default-cell-style-name="ce10"/>
        <table:table-row table:style-name="ro1">
          <table:table-cell table:style-name="ce1" office:value-type="string" calcext:value-type="string" table:number-columns-spanned="3" table:number-rows-spanned="1">
            <text:p>Globální proměnné operandů pro generování instrukcí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 table:number-columns-spanned="3" table:number-rows-spanned="1">
            <text:p>tInstrOperand operand1; tInstrOperand operand2; tInstrOperand operand3;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3" office:value-type="string" calcext:value-type="string" table:number-columns-spanned="3" table:number-rows-spanned="1">
            <text:p><text:span text:style-name="T1">typedef enum </text:span><text:span text:style-name="T2">{ </text:span><text:span text:style-name="T3">F_LF</text:span><text:span text:style-name="T4">, </text:span><text:span text:style-name="T5">F_TF, F_DEFAULT</text:span><text:span text:style-name="T6">}</text:span><text:span text:style-name="T7">FRAME</text:span><text:span text:style-name="T8">;</text:span>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4" office:value-type="string" calcext:value-type="string" table:number-columns-spanned="3" table:number-rows-spanned="1">
            <text:p>typedef enum { INPUT_INT, INPUT_DOUBLE, INPUT_STRING, INPUT_DEFAULT}INPUTTYPE;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5" office:value-type="string" calcext:value-type="string" table:number-columns-spanned="3" table:number-rows-spanned="1">
            <text:p><text:span text:style-name="T9">typedef struct </text:span><text:span text:style-name="T10">instr_operand</text:span><text:span text:style-name="T11">{</text:span><text:span text:style-name="T12">string </text:span><text:span text:style-name="T13">value</text:span><text:span text:style-name="T14">;    </text:span><text:span text:style-name="T15">int </text:span><text:span text:style-name="T16">token_type</text:span><text:span text:style-name="T17">;    </text:span><text:span text:style-name="T18">FRAME </text:span><text:span text:style-name="T19">frame</text:span><text:span text:style-name="T17">;    </text:span><text:span text:style-name="T20">bool </text:span><text:span text:style-name="T19">isTMP</text:span><text:span text:style-name="T17">;    </text:span><text:span text:style-name="T20">bool </text:span><text:span text:style-name="T19">isLabel</text:span><text:span text:style-name="T17">;    </text:span><text:span text:style-name="T20">bool </text:span><text:span text:style-name="T19">isScope</text:span><text:span text:style-name="T17">; INPUTTYPE inputType</text:span><text:span text:style-name="T21">}</text:span><text:span text:style-name="T18">tInstrOperand</text:span><text:span text:style-name="T17">;</text:span>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 table:number-columns-spanned="3" table:number-rows-spanned="1">
            <text:p>Vložení hodnot do operandu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7" office:value-type="string" calcext:value-type="string" table:number-columns-spanned="3" table:number-rows-spanned="1">
            <text:p>initOperand(operand, <text:s/>value, <text:s/>type, <text:s/>frame, <text:s/>isTMP, <text:s/>isLabel, <text:s/>isScope, <text:s/>inputtype)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8" office:value-type="string" calcext:value-type="string" table:number-columns-spanned="3" table:number-rows-spanned="1">
            <text:p>operand = initOperand(operand, string.value, sIdentificator, F_DEFAULT, false, false, false, I_DEFAULT);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 table:number-columns-spanned="2" table:number-rows-spanned="1">
            <text:p>Začátek generování instrukcí</text:p>
          </table:table-cell>
          <table:covered-table-cell/>
          <table:table-cell table:number-columns-repeated="1022"/>
        </table:table-row>
        <table:table-row table:style-name="ro1">
          <table:table-cell table:style-name="ce9" office:value-type="string" calcext:value-type="string" table:number-columns-spanned="1" table:number-rows-spanned="3">
            <text:p>start</text:p>
          </table:table-cell>
          <table:table-cell office:value-type="string" calcext:value-type="string">
            <text:p>./IFJcode17 </text:p>
          </table:table-cell>
          <table:table-cell office:value-type="string" calcext:value-type="string">
            <text:p>...udělá DLInitList</text:p>
          </table:table-cell>
          <table:table-cell table:number-columns-repeated="1021"/>
        </table:table-row>
        <table:table-row table:style-name="ro1">
          <table:covered-table-cell table:style-name="ce9"/>
          <table:table-cell office:value-type="string" calcext:value-type="string">
            <text:p>DEFVAR <text:a xlink:href="mailto:GF@tmp" xlink:type="simple">GF@tmp</text:a></text:p>
          </table:table-cell>
          <table:table-cell office:value-type="string" calcext:value-type="string">
            <text:p>...udělá DLInitList</text:p>
          </table:table-cell>
          <table:table-cell table:number-columns-repeated="1021"/>
        </table:table-row>
        <table:table-row table:style-name="ro1">
          <table:covered-table-cell/>
          <table:table-cell office:value-type="string" calcext:value-type="string">
            <text:p>JUMP $$scope</text:p>
          </table:table-cell>
          <table:table-cell office:value-type="string" calcext:value-type="string">
            <text:p>...udělá DLInitList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 table:number-columns-spanned="1" table:number-rows-spanned="3">
            <text:p>Scope</text:p>
          </table:table-cell>
          <table:table-cell office:value-type="string" calcext:value-type="string">
            <text:p>LABEL $$scope</text:p>
          </table:table-cell>
          <table:table-cell table:style-name="ce16" office:value-type="string" calcext:value-type="string">
            <text:p>writeInstructionOneOperand(&amp;instList, I_LABEL,operand1);</text:p>
          </table:table-cell>
          <table:table-cell table:number-columns-repeated="1021"/>
        </table:table-row>
        <table:table-row table:style-name="ro1">
          <table:covered-table-cell/>
          <table:table-cell office:value-type="string" calcext:value-type="string">
            <text:p>CREATEFRAME</text:p>
          </table:table-cell>
          <table:table-cell table:style-name="ce16" office:value-type="string" calcext:value-type="string">
            <text:p><text:span text:style-name="T24">writeInstructionNoOperand</text:span><text:span text:style-name="T25">(&amp;instList</text:span><text:span text:style-name="T26">, </text:span><text:span text:style-name="T27">I_CREATEFRAME</text:span><text:span text:style-name="T28">)</text:span><text:span text:style-name="T29">;</text:span></text:p>
          </table:table-cell>
          <table:table-cell table:number-columns-repeated="1021"/>
        </table:table-row>
        <table:table-row table:style-name="ro1">
          <table:covered-table-cell/>
          <table:table-cell office:value-type="string" calcext:value-type="string">
            <text:p>PUSHFRAME</text:p>
          </table:table-cell>
          <table:table-cell table:style-name="ce17" office:value-type="string" calcext:value-type="string">
            <text:p><text:span text:style-name="T24">writeInstructionNoOperand</text:span><text:span text:style-name="T25">(&amp;instList</text:span><text:span text:style-name="T26">, </text:span><text:span text:style-name="T27">I_PUSHFRAME</text:span><text:span text:style-name="T28">)</text:span><text:span text:style-name="T29">;</text:span>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 table:number-columns-spanned="1" table:number-rows-spanned="2">
            <text:p>End Scope</text:p>
          </table:table-cell>
          <table:table-cell office:value-type="string" calcext:value-type="string">
            <text:p>POPFRAME</text:p>
          </table:table-cell>
          <table:table-cell table:style-name="ce16" office:value-type="string" calcext:value-type="string">
            <text:p><text:span text:style-name="T24">writeInstructionNoOperand</text:span><text:span text:style-name="T25">(&amp;instList</text:span><text:span text:style-name="T26">, </text:span><text:span text:style-name="T27">I_POPFRAME</text:span><text:span text:style-name="T28">)</text:span><text:span text:style-name="T29">;</text:span></text:p>
          </table:table-cell>
          <table:table-cell table:number-columns-repeated="1021"/>
        </table:table-row>
        <table:table-row table:style-name="ro1">
          <table:covered-table-cell/>
          <table:table-cell office:value-type="string" calcext:value-type="string">
            <text:p>LABEL $$endscope</text:p>
          </table:table-cell>
          <table:table-cell table:style-name="ce16" office:value-type="string" calcext:value-type="string">
            <text:p>writeInstructionOneOperand(&amp;instList, I_LABEL,operand1)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 table:number-columns-spanned="2" table:number-rows-spanned="1">
            <text:p>Práce s proměnnými</text:p>
          </table:table-cell>
          <table:covered-table-cell/>
          <table:table-cell table:number-columns-repeated="1022"/>
        </table:table-row>
        <table:table-row table:style-name="ro1">
          <table:table-cell office:value-type="string" calcext:value-type="string">
            <text:p>Dim a As Integer</text:p>
          </table:table-cell>
          <table:table-cell office:value-type="string" calcext:value-type="string">
            <text:p>DEFVAR LF@a</text:p>
          </table:table-cell>
          <table:table-cell table:style-name="ce16" office:value-type="string" calcext:value-type="string">
            <text:p>writeInstructionOneOperand(&amp;instList, I_DEFVAR, operand1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 = 1</text:p>
          </table:table-cell>
          <table:table-cell office:value-type="string" calcext:value-type="string">
            <text:p>MOVE <text:a xlink:href="mailto:LF@a" xlink:type="simple">LF@a</text:a> <text:a xlink:href="mailto:int@1" xlink:type="simple">int@1</text:a></text:p>
          </table:table-cell>
          <table:table-cell table:style-name="ce16" office:value-type="string" calcext:value-type="string">
            <text:p>writeInstructionTwoOperands(&amp;instList, I_MOVE, operand1,operand2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 = b</text:p>
          </table:table-cell>
          <table:table-cell office:value-type="string" calcext:value-type="string">
            <text:p>MOVE LF@a <text:a xlink:href="mailto:LF@b" xlink:type="simple">LF@b</text:a></text:p>
          </table:table-cell>
          <table:table-cell table:style-name="ce16" office:value-type="string" calcext:value-type="string">
            <text:p>writeInstructionTwoOperands(&amp;instList, I_MOVE, operand1, operand2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int !"nejaky text";</text:p>
          </table:table-cell>
          <table:table-cell office:value-type="string" calcext:value-type="string">
            <text:p>WRITE string@nejaky\032text\010"</text:p>
          </table:table-cell>
          <table:table-cell table:style-name="ce16" office:value-type="string" calcext:value-type="string">
            <text:p>writeInstructionOneOperand(&amp;instList, I_WRITE,operand1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int na stderr</text:p>
          </table:table-cell>
          <table:table-cell office:value-type="string" calcext:value-type="string">
            <text:p>DPRINT <text:a xlink:href="mailto:string@chyba" xlink:type="simple">string@chyba</text:a></text:p>
          </table:table-cell>
          <table:table-cell table:style-name="ce16" office:value-type="string" calcext:value-type="string">
            <text:p>writeInstructionOneOperand(&amp;instList, I_DPRINT,operand1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put a (int,bool,string,…)</text:p>
          </table:table-cell>
          <table:table-cell office:value-type="string" calcext:value-type="string">
            <text:p>READ <text:a xlink:href="mailto:LF@a" xlink:type="simple">LF@a</text:a> int</text:p>
          </table:table-cell>
          <table:table-cell table:style-name="ce16" office:value-type="string" calcext:value-type="string">
            <text:p>writeInstructionOneOperand(&amp;instList, I_READ,operand1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YSL = vysl * a</text:p>
          </table:table-cell>
          <table:table-cell office:value-type="string" calcext:value-type="string">
            <text:p>MUL LF@vysl <text:a xlink:href="mailto:LF@vysl" xlink:type="simple">LF@vysl</text:a> <text:a xlink:href="mailto:LF@a" xlink:type="simple">LF@a</text:a></text:p>
          </table:table-cell>
          <table:table-cell table:style-name="ce16" office:value-type="string" calcext:value-type="string">
            <text:p>writeInstructionThreeOperands(&amp;instList, I_MUL, operand1, operand2, operand3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YSL = vysl + a</text:p>
          </table:table-cell>
          <table:table-cell office:value-type="string" calcext:value-type="string">
            <text:p>ADD LF@vysl <text:a xlink:href="mailto:LF@vysl" xlink:type="simple">LF@vysl</text:a> <text:a xlink:href="mailto:LF@a" xlink:type="simple">LF@a</text:a></text:p>
          </table:table-cell>
          <table:table-cell table:style-name="ce16" office:value-type="string" calcext:value-type="string">
            <text:p>writeInstructionThreeOperands(&amp;instList, I_ADD, operand1, operand2, operand3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YSL = vysl - a</text:p>
          </table:table-cell>
          <table:table-cell office:value-type="string" calcext:value-type="string">
            <text:p>SUB <text:a xlink:href="mailto:LF@vysl" xlink:type="simple">LF@vysl</text:a> <text:a xlink:href="mailto:LF@vysl" xlink:type="simple">LF@vysl</text:a> <text:a xlink:href="mailto:LF@a" xlink:type="simple">LF@a</text:a></text:p>
          </table:table-cell>
          <table:table-cell table:style-name="ce16" office:value-type="string" calcext:value-type="string">
            <text:p>writeInstructionThreeOperands(&amp;instList, I_SUB, operand1, operand2, operand3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YSL = vysl / a</text:p>
          </table:table-cell>
          <table:table-cell office:value-type="string" calcext:value-type="string">
            <text:p>DIV <text:a xlink:href="mailto:LF@vysl" xlink:type="simple">LF@vysl</text:a> <text:a xlink:href="mailto:LF@vysl" xlink:type="simple">LF@vysl</text:a> <text:a xlink:href="mailto:LF@a" xlink:type="simple">LF@a</text:a></text:p>
          </table:table-cell>
          <table:table-cell table:style-name="ce16" office:value-type="string" calcext:value-type="string">
            <text:p>writeInstructionThreeOperands(&amp;instList, I_DIV, operand1, operand2, operand3)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 table:number-columns-spanned="2" table:number-rows-spanned="1">
            <text:p>I<text:span text:style-name="T22">F / WHILE</text:span></text:p>
          </table:table-cell>
          <table:covered-table-cell/>
          <table:table-cell table:number-columns-repeated="1022"/>
        </table:table-row>
        <table:table-row table:style-name="ro1">
          <table:table-cell table:style-name="ce13" office:value-type="string" calcext:value-type="string">
            <text:p>If</text:p>
          </table:table-cell>
          <table:table-cell office:value-type="string" calcext:value-type="string">
            <text:p>LABEL $if</text:p>
          </table:table-cell>
          <table:table-cell table:style-name="ce16" office:value-type="string" calcext:value-type="string">
            <text:p>writeInstructionOneOperand(&amp;instList, I_LABEL,operand1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… condition (n &lt; 0)</text:p>
          </table:table-cell>
          <table:table-cell office:value-type="string" calcext:value-type="string">
            <text:p>LT <text:a xlink:href="mailto:GF@tmp" xlink:type="simple">GF@tmp</text:a> <text:a xlink:href="mailto:GF@n" xlink:type="simple">GF@n</text:a><text:a xlink:href="mailto:int@0" xlink:type="simple">int@0</text:a></text:p>
          </table:table-cell>
          <table:table-cell table:style-name="ce16" office:value-type="string" calcext:value-type="string">
            <text:p>writeInstructionTwoOperands(&amp;instList, I_LT, operand1, operand2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n</text:p>
          </table:table-cell>
          <table:table-cell office:value-type="string" calcext:value-type="string">
            <text:p>JUMPIFEQ $else <text:a xlink:href="mailto:GF@tmp" xlink:type="simple">GF@tmp</text:a> bool@false</text:p>
          </table:table-cell>
          <table:table-cell table:style-name="ce16" office:value-type="string" calcext:value-type="string">
            <text:p>writeInstructionThreeOperands(&amp;instList, I_JUMPIFEQ, operand1, operand2, operand3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… do something</text:p>
          </table:table-cell>
          <table:table-cell office:value-type="string" calcext:value-type="string">
            <text:p>… do someting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 table:number-columns-spanned="1" table:number-rows-spanned="2">
            <text:p>Else</text:p>
          </table:table-cell>
          <table:table-cell office:value-type="string" calcext:value-type="string">
            <text:p>JUMP $endif</text:p>
          </table:table-cell>
          <table:table-cell table:style-name="ce16" office:value-type="string" calcext:value-type="string">
            <text:p>writeInstructionOneOperand(&amp;instList, I_JUMP,operand1);</text:p>
          </table:table-cell>
          <table:table-cell table:number-columns-repeated="1021"/>
        </table:table-row>
        <table:table-row table:style-name="ro1">
          <table:covered-table-cell/>
          <table:table-cell office:value-type="string" calcext:value-type="string">
            <text:p>LABEL $else</text:p>
          </table:table-cell>
          <table:table-cell table:style-name="ce16" office:value-type="string" calcext:value-type="string">
            <text:p>writeInstructionOneOperand(&amp;instList, I_LABEL,operand1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… do something else</text:p>
          </table:table-cell>
          <table:table-cell office:value-type="string" calcext:value-type="string">
            <text:p>… do somet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d If</text:p>
          </table:table-cell>
          <table:table-cell office:value-type="string" calcext:value-type="string">
            <text:p>LABEL $endif</text:p>
          </table:table-cell>
          <table:table-cell table:style-name="ce16" office:value-type="string" calcext:value-type="string">
            <text:p>writeInstructionOneOperand(&amp;instList, I_LABEL,operand1)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1" table:number-rows-spanned="2">
            <text:p>Do While a &lt;&gt; x</text:p>
          </table:table-cell>
          <table:table-cell office:value-type="string" calcext:value-type="string">
            <text:p>LABEL $dowhile</text:p>
          </table:table-cell>
          <table:table-cell table:style-name="ce16" office:value-type="string" calcext:value-type="string">
            <text:p>writeInstructionOneOperand(&amp;instList, I_LABEL,operand1);</text:p>
          </table:table-cell>
          <table:table-cell table:number-columns-repeated="1021"/>
        </table:table-row>
        <table:table-row table:style-name="ro1">
          <table:covered-table-cell/>
          <table:table-cell office:value-type="string" calcext:value-type="string">
            <text:p>JUMPIFEQ $loop <text:a xlink:href="mailto:LF@a" xlink:type="simple">LF@a</text:a> <text:a xlink:href="mailto:LF@x" xlink:type="simple">LF@x</text:a></text:p>
          </table:table-cell>
          <table:table-cell table:style-name="ce16" office:value-type="string" calcext:value-type="string">
            <text:p>writeInstructionThreeOperands(&amp;instList, I_JUMPIFEQ, operand1, operand2, operand3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… do something</text:p>
          </table:table-cell>
          <table:table-cell office:value-type="string" calcext:value-type="string">
            <text:p>… do someting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 table:number-columns-spanned="1" table:number-rows-spanned="2">
            <text:p>Loop</text:p>
          </table:table-cell>
          <table:table-cell office:value-type="string" calcext:value-type="string">
            <text:p>JUMP $dowhile</text:p>
          </table:table-cell>
          <table:table-cell table:style-name="ce16" office:value-type="string" calcext:value-type="string">
            <text:p>writeInstructionOneOperand(&amp;instList, I_JUMP,operand1);</text:p>
          </table:table-cell>
          <table:table-cell table:number-columns-repeated="1021"/>
        </table:table-row>
        <table:table-row table:style-name="ro1">
          <table:covered-table-cell/>
          <table:table-cell office:value-type="string" calcext:value-type="string">
            <text:p>LABEL $loop</text:p>
          </table:table-cell>
          <table:table-cell table:style-name="ce16" office:value-type="string" calcext:value-type="string">
            <text:p>writeInstructionOneOperand(&amp;instList, I_LABEL,operand1)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 table:number-columns-spanned="2" table:number-rows-spanned="1">
            <text:p>Práce s řetězci</text:p>
          </table:table-cell>
          <table:covered-table-cell/>
          <table:table-cell table:number-columns-repeated="1022"/>
        </table:table-row>
        <table:table-row table:style-name="ro1">
          <table:table-cell office:value-type="string" calcext:value-type="string">
            <text:p>s1 = !"Toto je text"</text:p>
          </table:table-cell>
          <table:table-cell office:value-type="string" calcext:value-type="string">
            <text:p>MOVE LF@s1 string@Toto\032je\032text</text:p>
          </table:table-cell>
          <table:table-cell table:style-name="ce16" office:value-type="string" calcext:value-type="string">
            <text:p>writeInstructionTwoOperands(&amp;instList, I_MOVE, operand1, operand2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2 = s1 + !", plus další"</text:p>
          </table:table-cell>
          <table:table-cell office:value-type="string" calcext:value-type="string">
            <text:p>CONCAT LF@s2 LF@s1 string@,\032plus\032dalsi</text:p>
          </table:table-cell>
          <table:table-cell table:style-name="ce16" office:value-type="string" calcext:value-type="string">
            <text:p>writeInstructionThreeOperands(&amp;instList, I_CONCAT, operand1, operand2, operand3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1len = Length(s1)</text:p>
          </table:table-cell>
          <table:table-cell office:value-type="string" calcext:value-type="string">
            <text:p>STRLEN LF@s1len LF@s1</text:p>
          </table:table-cell>
          <table:table-cell table:style-name="ce16" office:value-type="string" calcext:value-type="string">
            <text:p>writeInstructionTwoOperands(&amp;instList, I_SRTLEN, operand1, operand2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rátí znak na pozici</text:p>
          </table:table-cell>
          <table:table-cell office:value-type="string" calcext:value-type="string">
            <text:p>GETCHAR LF@char LF@s2 <text:a xlink:href="mailto:LF@index" xlink:type="simple">LF@index</text:a></text:p>
          </table:table-cell>
          <table:table-cell table:style-name="ce16" office:value-type="string" calcext:value-type="string">
            <text:p>writeInstructionThreeOperands(&amp;instList, I_GETCHAR, operand1, operand2, operand3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meň znak na pozici</text:p>
          </table:table-cell>
          <table:table-cell table:style-name="ce15" office:value-type="string" calcext:value-type="string">
            <text:p><text:span text:style-name="T23">SETCHAR LF@char LF@s2 </text:span><text:span text:style-name="T23"><text:a xlink:href="mailto:LF@index" xlink:type="simple">LF@index</text:a></text:span></text:p>
          </table:table-cell>
          <table:table-cell table:style-name="ce16" office:value-type="string" calcext:value-type="string">
            <text:p>writeInstructionThreeOperands(&amp;instList, I_SETCHAR, operand1, operand2, operand3)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 table:number-columns-spanned="2" table:number-rows-spanned="1">
            <text:p>Práce s funkcemi (rámci)</text:p>
          </table:table-cell>
          <table:covered-table-cell/>
          <table:table-cell table:number-columns-repeated="1022"/>
        </table:table-row>
        <table:table-row table:style-name="ro1">
          <table:table-cell office:value-type="string" calcext:value-type="string">
            <text:p>Call function =&gt; vysl = func(a, b, c)</text:p>
          </table:table-cell>
          <table:table-cell office:value-type="string" calcext:value-type="string">
            <text:p>CREATEFRAME</text:p>
          </table:table-cell>
          <table:table-cell table:style-name="ce16" office:value-type="string" calcext:value-type="string">
            <text:p><text:span text:style-name="T24">writeInstructionNoOperand</text:span><text:span text:style-name="T25">(&amp;instList</text:span><text:span text:style-name="T26">, </text:span><text:span text:style-name="T27">I_CREATEFRAME</text:span><text:span text:style-name="T28">)</text:span><text:span text:style-name="T29">;</text:span>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VAR <text:a xlink:href="mailto:TF@a" xlink:type="simple">TF@a</text:a></text:p>
          </table:table-cell>
          <table:table-cell table:style-name="ce16" office:value-type="string" calcext:value-type="string">
            <text:p>writeInstructionOneOperand(&amp;instList, I_DEFVAR, operand1);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VAR <text:a xlink:href="mailto:TF@b" xlink:type="simple">TF@b</text:a></text:p>
          </table:table-cell>
          <table:table-cell table:style-name="ce16" office:value-type="string" calcext:value-type="string">
            <text:p>writeInstructionOneOperand(&amp;instList, I_DEFVAR, operand1);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VAR <text:a xlink:href="mailto:TF@c" xlink:type="simple">TF@c</text:a></text:p>
          </table:table-cell>
          <table:table-cell table:style-name="ce16" office:value-type="string" calcext:value-type="string">
            <text:p>writeInstructionOneOperand(&amp;instList, I_DEFVAR, operand1);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OVE <text:a xlink:href="mailto:TF@a" xlink:type="simple">TF@a</text:a> <text:a xlink:href="mailto:LF@a" xlink:type="simple">LF@a</text:a></text:p>
          </table:table-cell>
          <table:table-cell table:style-name="ce16" office:value-type="string" calcext:value-type="string">
            <text:p>writeInstructionTwoOperands(&amp;instList, I_MOVE, operand1, operand2);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OVE <text:a xlink:href="mailto:TF@b" xlink:type="simple">TF@b</text:a> <text:a xlink:href="mailto:LF@b" xlink:type="simple">LF@b</text:a></text:p>
          </table:table-cell>
          <table:table-cell table:style-name="ce16" office:value-type="string" calcext:value-type="string">
            <text:p>writeInstructionTwoOperands(&amp;instList, I_MOVE, operand1, operand2);</text:p>
          </table:table-cell>
          <table:table-cell table:number-columns-repeated="1021"/>
        </table:table-row>
        <table:table-row table:style-name="ro1">
          <table:table-cell/>
          <table:table-cell table:style-name="ce15" office:value-type="string" calcext:value-type="string">
            <text:p>MOVE <text:a xlink:href="mailto:TF@c" xlink:type="simple">TF@c</text:a> <text:a xlink:href="mailto:LF@c" xlink:type="simple">LF@c</text:a></text:p>
          </table:table-cell>
          <table:table-cell table:style-name="ce16" office:value-type="string" calcext:value-type="string">
            <text:p>writeInstructionTwoOperands(&amp;instList, I_MOVE, operand1, operand2);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ALL $func</text:p>
          </table:table-cell>
          <table:table-cell table:style-name="ce16" office:value-type="string" calcext:value-type="string">
            <text:p>writeInstructionOneOperand(&amp;instList, I_CALL,operand1);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OVE <text:a xlink:href="mailto:LF@vysl" xlink:type="simple">LF@vysl</text:a> TF@%retval</text:p>
          </table:table-cell>
          <table:table-cell table:style-name="ce16" office:value-type="string" calcext:value-type="string">
            <text:p>writeInstructionTwoOperands(&amp;instList, I_MOVE, operand1, operand2)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efining function =&gt; Function $func</text:p>
          </table:table-cell>
          <table:table-cell office:value-type="string" calcext:value-type="string">
            <text:p>LABEL $function_func</text:p>
          </table:table-cell>
          <table:table-cell table:style-name="ce16" office:value-type="string" calcext:value-type="string">
            <text:p>writeInstructionOneOperand(&amp;instList, I_LABEL,operand);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USHFRAME</text:p>
          </table:table-cell>
          <table:table-cell table:style-name="ce16" office:value-type="string" calcext:value-type="string">
            <text:p><text:span text:style-name="T24">writeInstructionNoOperand</text:span><text:span text:style-name="T25">(&amp;instList</text:span><text:span text:style-name="T26">, </text:span><text:span text:style-name="T27">I_PUSHFRAME</text:span><text:span text:style-name="T28">)</text:span><text:span text:style-name="T29">;</text:span>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VAR LF@%retval</text:p>
          </table:table-cell>
          <table:table-cell table:style-name="ce16" office:value-type="string" calcext:value-type="string">
            <text:p>writeInstructionOneOperand(&amp;instList, I_DEFVAR, operand1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… do something</text:p>
          </table:table-cell>
          <table:table-cell office:value-type="string" calcext:value-type="string">
            <text:p>… do somet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turn result</text:p>
          </table:table-cell>
          <table:table-cell office:value-type="string" calcext:value-type="string">
            <text:p>MOVE LF@%retval <text:a xlink:href="mailto:LF@result" xlink:type="simple">LF@result</text:a></text:p>
          </table:table-cell>
          <table:table-cell table:style-name="ce16" office:value-type="string" calcext:value-type="string">
            <text:p>writeInstructionTwoOperands(&amp;instList, I_MOVE, operand1, operand2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d function</text:p>
          </table:table-cell>
          <table:table-cell office:value-type="string" calcext:value-type="string">
            <text:p>POPFRAME</text:p>
          </table:table-cell>
          <table:table-cell table:style-name="ce16" office:value-type="string" calcext:value-type="string">
            <text:p><text:span text:style-name="T24">writeInstructionNoOperand</text:span><text:span text:style-name="T25">(&amp;instList</text:span><text:span text:style-name="T26">, </text:span><text:span text:style-name="T27">I_POPFRAME</text:span><text:span text:style-name="T28">)</text:span><text:span text:style-name="T29">;</text:span>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TURN</text:p>
          </table:table-cell>
          <table:table-cell table:style-name="ce16" office:value-type="string" calcext:value-type="string">
            <text:p><text:span text:style-name="T24">writeInstructionNoOperand</text:span><text:span text:style-name="T25">(&amp;instList</text:span><text:span text:style-name="T26">, </text:span><text:span text:style-name="T27">I_RETURN</text:span><text:span text:style-name="T28">)</text:span><text:span text:style-name="T29">;</text:span>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ABEL $endfunction_func</text:p>
          </table:table-cell>
          <table:table-cell table:style-name="ce16" office:value-type="string" calcext:value-type="string">
            <text:p>writeInstructionOneOperand(&amp;instList, I_LABEL,operand1)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 table:number-columns-spanned="3" table:number-rows-spanned="1">
            <text:p>Vestavěné funkce</text:p>
          </table:table-cell>
          <table:covered-table-cell/>
          <table:covered-table-cell table:style-name="ce16"/>
          <table:table-cell table:number-columns-repeated="1021"/>
        </table:table-row>
        <table:table-row table:style-name="ro1">
          <table:table-cell table:style-name="ce14" office:value-type="string" calcext:value-type="string">
            <text:p>Result = Length(!"xxx")</text:p>
          </table:table-cell>
          <table:table-cell table:style-name="ce14"/>
          <table:table-cell table:style-name="ce18" office:value-type="string" calcext:value-type="string">
            <text:p>operand1 = initOperand(operand1, "result", sIdentificator, F_LF, false, false, false, I_DEFAULT);</text:p>
          </table:table-cell>
          <table:table-cell table:number-columns-repeated="1021"/>
        </table:table-row>
        <table:table-row table:style-name="ro1">
          <table:table-cell table:style-name="ce14" table:number-columns-repeated="2"/>
          <table:table-cell table:style-name="ce18" office:value-type="string" calcext:value-type="string">
            <text:p>operand2 = initOperand(operand2, "xxx", sString, F_DEFAULT, false, false, false, I_DEFAULT);</text:p>
          </table:table-cell>
          <table:table-cell table:number-columns-repeated="1021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<text:span text:style-name="T30">writeLenght(operand1, operand2);</text:span>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 table:style-name="ce14" office:value-type="string" calcext:value-type="string">
            <text:p><text:s/>Asc(s1, 5)</text:p>
          </table:table-cell>
          <table:table-cell table:style-name="ce14"/>
          <table:table-cell table:style-name="ce14" office:value-type="string" calcext:value-type="string">
            <text:p><text:span text:style-name="T31">operand1 = initOperand(operand1, "s1", sIdentificator, F_LF, false, false, false, I_DEFAULT);</text:span></text:p>
          </table:table-cell>
          <table:table-cell table:number-columns-repeated="1021"/>
        </table:table-row>
        <table:table-row table:style-name="ro1">
          <table:table-cell/>
          <table:table-cell table:style-name="ce14"/>
          <table:table-cell table:style-name="ce14" office:value-type="string" calcext:value-type="string">
            <text:p><text:span text:style-name="T31">operand2 = initOperand(operand2, "5", sInteger, F_DEFAULT, false, false, false, I_DEFAULT);</text:span></text:p>
          </table:table-cell>
          <table:table-cell table:number-columns-repeated="1021"/>
        </table:table-row>
        <table:table-row table:style-name="ro1">
          <table:table-cell/>
          <table:table-cell table:style-name="ce14"/>
          <table:table-cell table:style-name="ce14" office:value-type="string" calcext:value-type="string">
            <text:p><text:span text:style-name="T30">writeAsc(operand1, operand2);</text:span>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result = Asc(s1, 5)</text:p>
          </table:table-cell>
          <table:table-cell/>
          <table:table-cell table:style-name="ce18" office:value-type="string" calcext:value-type="string">
            <text:p>operand1 = initOperand(operand1, "result", sIdentificator, F_LF, false, false, false, I_DEFAULT);</text:p>
          </table:table-cell>
          <table:table-cell table:number-columns-repeated="1021"/>
        </table:table-row>
        <table:table-row table:style-name="ro1">
          <table:table-cell table:style-name="ce14"/>
          <table:table-cell/>
          <table:table-cell table:style-name="ce18" office:value-type="string" calcext:value-type="string">
            <text:p>operand2 = initOperand(operand2, "%ascretval", sIdentificator, F_DEFAULT, false, false, false, I_DEFAULT);</text:p>
          </table:table-cell>
          <table:table-cell table:number-columns-repeated="1021"/>
        </table:table-row>
        <table:table-row table:style-name="ro1">
          <table:table-cell table:style-name="ce14"/>
          <table:table-cell/>
          <table:table-cell table:style-name="ce18" office:value-type="string" calcext:value-type="string">
            <text:p>writeInstructionTwoOperands(&amp;instList, I_MOVE, operand1, operand2)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9"/>
          <table:table-cell table:number-columns-repeated="1021"/>
        </table:table-row>
        <table:table-row table:style-name="ro1">
          <table:table-cell table:style-name="ce14" office:value-type="string" calcext:value-type="string">
            <text:p><text:s/>Chr(97)</text:p>
          </table:table-cell>
          <table:table-cell table:style-name="ce14"/>
          <table:table-cell table:style-name="ce14" office:value-type="string" calcext:value-type="string">
            <text:p><text:span text:style-name="T31">operand1 = initOperand(operand1, "97", sInteger, F_LF, false, false, false, I_DEFAULT);</text:span></text:p>
          </table:table-cell>
          <table:table-cell table:number-columns-repeated="1021"/>
        </table:table-row>
        <table:table-row table:style-name="ro1">
          <table:table-cell/>
          <table:table-cell table:style-name="ce14"/>
          <table:table-cell table:style-name="ce14" office:value-type="string" calcext:value-type="string">
            <text:p><text:span text:style-name="T30">writeChr(operand1);</text:span>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result = Chr(97)</text:p>
          </table:table-cell>
          <table:table-cell/>
          <table:table-cell table:style-name="ce18" office:value-type="string" calcext:value-type="string">
            <text:p>operand1 = initOperand(operand1, "result", sIdentificator, F_LF, false, false, false, I_DEFAULT);</text:p>
          </table:table-cell>
          <table:table-cell table:number-columns-repeated="1021"/>
        </table:table-row>
        <table:table-row table:style-name="ro1">
          <table:table-cell table:style-name="ce14"/>
          <table:table-cell/>
          <table:table-cell table:style-name="ce18" office:value-type="string" calcext:value-type="string">
            <text:p>operand2 = initOperand(operand2, "%chrretval", sIdentificator, F_DEFAULT, false, false, false, I_DEFAULT);</text:p>
          </table:table-cell>
          <table:table-cell table:number-columns-repeated="1021"/>
        </table:table-row>
        <table:table-row table:style-name="ro1">
          <table:table-cell table:style-name="ce14"/>
          <table:table-cell/>
          <table:table-cell table:style-name="ce18" office:value-type="string" calcext:value-type="string">
            <text:p>writeInstructionTwoOperands(&amp;instList, I_MOVE, operand1, operand2)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SubStr(s2, 10, 4)</text:p>
          </table:table-cell>
          <table:table-cell table:style-name="ce14"/>
          <table:table-cell table:style-name="ce14" office:value-type="string" calcext:value-type="string">
            <text:p><text:span text:style-name="T31">operand1 = initOperand(operand1, "s2", sIdentificator, F_LF, false, false, false, I_DEFAULT);</text:span></text:p>
          </table:table-cell>
          <table:table-cell table:number-columns-repeated="1021"/>
        </table:table-row>
        <table:table-row table:style-name="ro1">
          <table:table-cell/>
          <table:table-cell table:style-name="ce14"/>
          <table:table-cell table:style-name="ce14" office:value-type="string" calcext:value-type="string">
            <text:p><text:span text:style-name="T31">operand2 = initOperand(operand2, "10", sInteger, F_DEFAULT, false, false, false, I_DEFAULT);</text:span></text:p>
          </table:table-cell>
          <table:table-cell table:number-columns-repeated="1021"/>
        </table:table-row>
        <table:table-row table:style-name="ro1">
          <table:table-cell/>
          <table:table-cell table:style-name="ce14"/>
          <table:table-cell table:style-name="ce14" office:value-type="string" calcext:value-type="string">
            <text:p><text:span text:style-name="T31">operand3 = initOperand(operand3, "4", sInteger, F_DEFAULT, false, false, false, I_DEFAULT);</text:span>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 office:value-type="string" calcext:value-type="string">
            <text:p><text:span text:style-name="T31">writeSubstr(operand1, operand2, operand3);</text:span>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result = SubStr(s2, 10, 4)</text:p>
          </table:table-cell>
          <table:table-cell table:style-name="ce14"/>
          <table:table-cell table:style-name="ce18" office:value-type="string" calcext:value-type="string">
            <text:p>operand1 = initOperand(operand1, "result", sIdentificator, F_LF, false, false, false, I_DEFAULT);</text:p>
          </table:table-cell>
          <table:table-cell table:number-columns-repeated="1021"/>
        </table:table-row>
        <table:table-row table:style-name="ro1">
          <table:table-cell/>
          <table:table-cell table:style-name="ce14"/>
          <table:table-cell table:style-name="ce18" office:value-type="string" calcext:value-type="string">
            <text:p><text:span text:style-name="T32">operand2 = initOperand(operand2, "%substrretval", sIdentificator, F_DEFAULT, false, false, false, I_DEFAULT);</text:span></text:p>
          </table:table-cell>
          <table:table-cell table:number-columns-repeated="1021"/>
        </table:table-row>
        <table:table-row table:style-name="ro1">
          <table:table-cell/>
          <table:table-cell table:style-name="ce14"/>
          <table:table-cell table:style-name="ce18" office:value-type="string" calcext:value-type="string">
            <text:p>writeInstructionTwoOperands(&amp;instList, I_MOVE, operand1, operand2);</text:p>
          </table:table-cell>
          <table:table-cell table:number-columns-repeated="1021"/>
        </table:table-row>
        <table:table-row table:style-name="ro1" table:number-rows-repeated="36">
          <table:table-cell/>
          <table:table-cell table:style-name="ce14"/>
          <table:table-cell table:number-columns-repeated="1022"/>
        </table:table-row>
        <table:table-row table:style-name="ro1" table:number-rows-repeated="10484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4">00.00.0000</text:date>, <text:time style:data-style-name="N2" text:time-value="11:55:23.487547879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8T09:24:42.293884733</meta:creation-date>
    <meta:generator>LibreOffice/5.1.6.2$Linux_X86_64 LibreOffice_project/10m0$Build-2</meta:generator>
    <dc:date>2017-11-24T17:21:20.066465322</dc:date>
    <meta:editing-duration>P1DT10H59M4S</meta:editing-duration>
    <meta:editing-cycles>98</meta:editing-cycles>
    <meta:document-statistic meta:table-count="1" meta:cell-count="177" meta:object-count="0"/>
  </office:meta>
</office:document-meta>
</file>